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Range.getMaximum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ange.IntRange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Rang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Range.containsInteger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ange.getMaximum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ange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Range.IntRange( int number1 , int number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Range.getMaximum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Range.getMinimum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ange.getMinimum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ange.overlapsRange( Range r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Range.IntRange( Number number1 , Number number2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tRange.getMaximum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ange.IntRange( Number 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Range.getMaximum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ange.containsRange( Range r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Range.containsNumber(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Range.getMinimum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ang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Rang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Range.getMinimum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Range.getMinimum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